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C000001BD924A07EE.png"/>
  <manifest:file-entry manifest:media-type="image/png" manifest:full-path="Pictures/10000000000001890000015587E067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3.302cm" svg:y="0.953cm" svg:width="10.398cm" svg:height="9.022cm" draw:z-index="0"><draw:image xlink:href="Pictures/10000000000001890000015587E0671B.png" xlink:type="simple" xlink:show="embed" xlink:actuate="onLoad"/></draw:frame><draw:frame draw:style-name="fr1" draw:name="images2" text:anchor-type="paragraph" svg:x="3.367cm" svg:y="11.113cm" svg:width="10.478cm" svg:height="11.776cm" draw:z-index="1"><draw:image xlink:href="Pictures/100000000000018C000001BD924A07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ément Lévêque</meta:initial-creator>
    <meta:creation-date>2020-03-07T15:43:43.06</meta:creation-date>
    <meta:document-statistic meta:table-count="0" meta:image-count="2" meta:object-count="0" meta:page-count="1" meta:paragraph-count="0" meta:word-count="0" meta:character-count="0"/>
    <dc:date>2020-03-07T15:44:58.31</dc:date>
    <dc:creator>Clément Lévêque</dc:creator>
    <meta:editing-duration>PT1M15S</meta:editing-duration>
    <meta:editing-cycles>1</meta:editing-cycles>
    <meta:generator>OpenOffice/4.1.7$Win32 OpenOffice.org_project/417m1$Build-9800</meta:generator>
  </office:meta>
</office:document-meta>
</file>